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3998" officeooo:paragraph-rsid="0017e249"/>
    </style:style>
    <style:style style:name="P2" style:family="paragraph" style:parent-style-name="Text_20_body">
      <style:text-properties officeooo:rsid="00180c93" officeooo:paragraph-rsid="00180c93"/>
    </style:style>
    <style:style style:name="P3" style:family="paragraph" style:parent-style-name="Standard">
      <style:text-properties fo:language="en" fo:country="US" officeooo:rsid="00113998" officeooo:paragraph-rsid="00113998"/>
    </style:style>
    <style:style style:name="P4" style:family="paragraph" style:parent-style-name="Title">
      <style:text-properties fo:language="en" fo:country="US" officeooo:paragraph-rsid="0015940e"/>
    </style:style>
    <style:style style:name="P5" style:family="paragraph" style:parent-style-name="Title">
      <style:text-properties fo:language="en" fo:country="US" officeooo:rsid="0015940e" officeooo:paragraph-rsid="0015940e"/>
    </style:style>
    <style:style style:name="P6" style:family="paragraph" style:parent-style-name="Text_20_body" style:list-style-name="L2">
      <style:text-properties officeooo:rsid="0018ed89" officeooo:paragraph-rsid="0019eeed"/>
    </style:style>
    <style:style style:name="P7" style:family="paragraph" style:parent-style-name="Text_20_body" style:list-style-name="L3">
      <style:text-properties officeooo:rsid="0018ed89" officeooo:paragraph-rsid="0019eeed"/>
    </style:style>
    <style:style style:name="P8" style:family="paragraph" style:parent-style-name="Text_20_body">
      <style:text-properties officeooo:rsid="00180c93" officeooo:paragraph-rsid="0019eeed"/>
    </style:style>
    <style:style style:name="P9" style:family="paragraph" style:parent-style-name="Text_20_body">
      <style:text-properties fo:language="en" fo:country="US" officeooo:rsid="0017e249" officeooo:paragraph-rsid="0019eeed"/>
    </style:style>
    <style:style style:name="P10" style:family="paragraph" style:parent-style-name="Text_20_body">
      <style:text-properties fo:language="en" fo:country="US" officeooo:rsid="0017e249" officeooo:paragraph-rsid="0017e249"/>
    </style:style>
    <style:style style:name="P11" style:family="paragraph" style:parent-style-name="Text_20_body" style:list-style-name="L2">
      <style:text-properties fo:language="en" fo:country="US" officeooo:rsid="0018ed89" officeooo:paragraph-rsid="0019eeed"/>
    </style:style>
    <style:style style:name="P12" style:family="paragraph" style:parent-style-name="Text_20_body" style:list-style-name="L3">
      <style:text-properties fo:language="en" fo:country="US" officeooo:rsid="0018ed89" officeooo:paragraph-rsid="0019eeed"/>
    </style:style>
    <style:style style:name="P13" style:family="paragraph" style:parent-style-name="Text_20_body">
      <style:text-properties fo:language="en" fo:country="US" officeooo:rsid="0018ed89" officeooo:paragraph-rsid="0019eeed"/>
    </style:style>
    <style:style style:name="P14" style:family="paragraph" style:parent-style-name="Text_20_body">
      <style:text-properties fo:language="en" fo:country="US" officeooo:rsid="0019eeed" officeooo:paragraph-rsid="0019eeed"/>
    </style:style>
    <style:style style:name="P15" style:family="paragraph" style:parent-style-name="Text_20_body" style:list-style-name="L4">
      <style:text-properties fo:language="en" fo:country="US" officeooo:rsid="0019eeed" officeooo:paragraph-rsid="0019eeed"/>
    </style:style>
    <style:style style:name="P16" style:family="paragraph" style:parent-style-name="Text_20_body">
      <style:text-properties fo:language="en" fo:country="US" officeooo:rsid="00113998" officeooo:paragraph-rsid="0019eeed"/>
    </style:style>
    <style:style style:name="P17" style:family="paragraph" style:parent-style-name="Text_20_body">
      <style:text-properties fo:language="en" fo:country="US" officeooo:rsid="00180c93" officeooo:paragraph-rsid="0019eeed"/>
    </style:style>
    <style:style style:name="P18" style:family="paragraph" style:parent-style-name="Heading_20_1">
      <style:text-properties fo:language="en" fo:country="US"/>
    </style:style>
    <style:style style:name="P19" style:family="paragraph" style:parent-style-name="Heading_20_1">
      <style:text-properties fo:language="en" fo:country="US" officeooo:paragraph-rsid="0019eeed"/>
    </style:style>
    <style:style style:name="T1" style:family="text">
      <style:text-properties officeooo:rsid="0017e249"/>
    </style:style>
    <style:style style:name="T2" style:family="text">
      <style:text-properties officeooo:rsid="00180c93"/>
    </style:style>
    <style:style style:name="T3" style:family="text">
      <style:text-properties officeooo:rsid="0018ed89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7e2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tchhiker's guide to cinema</text:p>
      <text:p text:style-name="P5">Ideation</text:p>
      <text:p text:style-name="P3"/>
      <text:h text:style-name="P18" text:outline-level="1">Project idea</text:h>
      <text:p text:style-name="P9">The Idea is to restart from the Hitchhickers’ guide to cinema resulted from the previous course about <text:span text:style-name="T3">React</text:span> and convert it to be a <text:span text:style-name="T3">R</text:span>eact <text:span text:style-name="T3">Native</text:span> app. The main goal in doing so is to <text:span text:style-name="T3">redefine the various components as native components, and restructure the various layouts to be more “mobile-friendly”</text:span>.</text:p>
      <text:p text:style-name="P9">For further info about the original projects, features and goals, please refer to the <text:span text:style-name="T2">doc related to the previous steps of the project </text:span>available <text:span text:style-name="T3">at</text:span>:</text:p>
      <text:list xml:id="list3292221429" text:style-name="L2">
        <text:list-item>
          <text:p text:style-name="P11">Bootstrap project</text:p>
          <text:list>
            <text:list-item>
              <text:p text:style-name="P6"><text:a xlink:type="simple" xlink:href="https://github.com/sterte/h2gc/tree/master/doc/Course%201%20-%20Bootstrap" text:style-name="Internet_20_link" text:visited-style-name="Visited_20_Internet_20_Link"><text:span text:style-name="T4">https://github.com/sterte/h2gc/tree/master/doc/Course%201%20-%20Bootstrap</text:span></text:a></text:p>
            </text:list-item>
          </text:list>
        </text:list-item>
        <text:list-item>
          <text:p text:style-name="P11">React project (starting from bootstrap project)</text:p>
          <text:list>
            <text:list-item>
              <text:p text:style-name="P6"><text:a xlink:type="simple" xlink:href="https://github.com/sterte/h2gc/tree/master/doc/Course%202%20-%20React" text:style-name="Internet_20_link" text:visited-style-name="Visited_20_Internet_20_Link"><text:span text:style-name="T5">https://github.com/sterte/h2gc/tree/master/doc/Course%202%20-%20React</text:span></text:a></text:p>
            </text:list-item>
          </text:list>
        </text:list-item>
      </text:list>
      <text:p text:style-name="P9"/>
      <text:p text:style-name="P9"><text:span text:style-name="T3">Two proof-of-concept </text:span>website<text:span text:style-name="T3">s</text:span> resulting from the previous course<text:span text:style-name="T3">s are</text:span> available at:</text:p>
      <text:list xml:id="list1404324572" text:style-name="L3">
        <text:list-item>
          <text:p text:style-name="P12">Bootstrap POC</text:p>
          <text:list>
            <text:list-item>
              <text:p text:style-name="P7"><text:a xlink:type="simple" xlink:href="http://sterte.rf.gd/h2gc/" text:style-name="Internet_20_link" text:visited-style-name="Visited_20_Internet_20_Link"><text:span text:style-name="T4">http://sterte.rf.gd/h2gc/</text:span></text:a></text:p>
            </text:list-item>
          </text:list>
        </text:list-item>
        <text:list-item>
          <text:p text:style-name="P12">React POC</text:p>
          <text:list>
            <text:list-item>
              <text:p text:style-name="P7"><text:a xlink:type="simple" xlink:href="https://h2gc-react.web.app/" text:style-name="Internet_20_link" text:visited-style-name="Visited_20_Internet_20_Link"><text:span text:style-name="T4">https://h2gc-react.web.app/</text:span></text:a></text:p>
            </text:list-item>
          </text:list>
        </text:list-item>
      </text:list>
      <text:p text:style-name="P10"/>
      <text:h text:style-name="P18" text:outline-level="1">Features</text:h>
      <text:p text:style-name="P13">No new features will be introduced, as a matter of fact the project consist in a “translation” from react to react native, and implicitly form a web app to a mobile app.</text:p>
      <text:p text:style-name="P14">Navigation will be restructured form a ReactNative point of view. The screens will be:</text:p>
      <text:list xml:id="list2573150578" text:style-name="L4">
        <text:list-item>
          <text:p text:style-name="P15">Home</text:p>
          <text:list>
            <text:list-item>
              <text:p text:style-name="P15">It will be refactored with cards and listitems for the two lists “Recently released” and “Imminent release”</text:p>
            </text:list-item>
          </text:list>
        </text:list-item>
        <text:list-item>
          <text:p text:style-name="P15">Search</text:p>
          <text:list>
            <text:list-item>
              <text:p text:style-name="P15">The form is still to be defined, it will be redefined a s a dedicated page with stack navigation to show search result and possibly come back and modify search parameter</text:p>
            </text:list-item>
          </text:list>
        </text:list-item>
        <text:list-item>
          <text:p text:style-name="P15"><text:soft-page-break/>Search result</text:p>
          <text:list>
            <text:list-item>
              <text:p text:style-name="P15">It will be a simple listitem with the basic details regarding the movie (title/year) or the person (name)</text:p>
            </text:list-item>
          </text:list>
        </text:list-item>
        <text:list-item>
          <text:p text:style-name="P15">Detail page</text:p>
          <text:list>
            <text:list-item>
              <text:p text:style-name="P15">It will be similar to the current version but possibly restructured to present the data in an orderly manner (tabs, drawer...)</text:p>
            </text:list-item>
          </text:list>
        </text:list-item>
      </text:list>
      <text:p text:style-name="P14"/>
      <text:p text:style-name="P14"/>
      <text:p text:style-name="P16"/>
      <text:h text:style-name="P19" text:outline-level="1">Market Survey</text:h>
      <text:p text:style-name="P17">Market survey has already been performed in the <text:span text:style-name="T3">initial step </text:span>of the project (Bootstrap course), please refer to Bootstrap course ideation doc, available at:</text:p>
      <text:p text:style-name="P8"><text:a xlink:type="simple" xlink:href="https://github.com/sterte/h2gc/blob/master/doc/Course%201%20-%20Bootstrap/Hitchickers%20guide%20to%20cinema%20-%20Ideation.pdf" text:style-name="Internet_20_link" text:visited-style-name="Visited_20_Internet_20_Link"><text:span text:style-name="T4">https://github.com/sterte/h2gc/blob/master/doc/Course%201%20-%20Bootstrap/Hitchickers%20guide%20to%20cinema%20-%20Ideation.pdf</text:span></text:a></text:p>
      <text:p text:style-name="P17"/>
      <text:h text:style-name="P19" text:outline-level="1">References</text:h>
      <text:p text:style-name="P17">References have already been performed in the previous phase <text:s/>of the project (Bootstrap course), please refer to Bootstrap course ideation doc. available at:</text:p>
      <text:p text:style-name="P8"><text:a xlink:type="simple" xlink:href="https://github.com/sterte/h2gc/blob/master/doc/Course%201%20-%20Bootstrap/Hitchickers%20guide%20to%20cinema%20-%20Ideation.pdf" text:style-name="Internet_20_link" text:visited-style-name="Visited_20_Internet_20_Link"><text:span text:style-name="T4">https://github.com/sterte/h2gc/blob/master/doc/Course%201%20-%20Bootstrap/Hitchickers%20guide%20to%20cinema%20-%20Ideation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6:57:35.238245189</meta:creation-date>
    <dc:date>2020-08-11T16:35:52.215334745</dc:date>
    <meta:editing-duration>PT21M5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318" meta:character-count="2267" meta:non-whitespace-character-count="1995"/>
  </office:meta>
</office:document-meta>
</file>